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AbstractManager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bstractManager.addLateralCacheListener( String cacheName , ILateralCach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CacheAbstractManager.fixCaches( ILateralCacheService lateralService , ILateralCacheObserver lateralW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CacheAbstractManager.get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bstractManager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